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3"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4"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5"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6" style:family="paragraph" style:parent-style-name="Standard">
      <style:paragraph-properties fo:margin-left="1.4772in" fo:margin-right="0in" fo:line-height="125%" fo:text-indent="0in" style:auto-text-indent="false"/>
      <style:text-properties fo:color="#000000"/>
    </style:style>
    <style:style style:name="P17"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9"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0" style:family="paragraph" style:parent-style-name="Preformatted_20_Text">
      <style:paragraph-properties fo:line-height="125%"/>
      <style:text-properties fo:color="#000000" style:font-name="Times New Roman" fo:font-size="12pt" style:font-size-asian="12pt" style:font-size-complex="12pt"/>
    </style:style>
    <style:style style:name="P21"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3"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4" style:family="paragraph" style:parent-style-name="Preformatted_20_Text">
      <style:paragraph-properties fo:line-height="125%"/>
      <style:text-properties fo:color="#000000"/>
    </style:style>
    <style:style style:name="P25" style:family="paragraph" style:parent-style-name="Preformatted_20_Text">
      <style:paragraph-properties fo:line-height="125%"/>
      <style:text-properties fo:color="#000000" style:font-name="Courier New" fo:font-size="10pt" style:font-size-asian="10pt" style:font-size-complex="10pt"/>
    </style:style>
    <style:style style:name="P26"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7"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8"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9"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0"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1"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2"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3"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5"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6"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7"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8"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9"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40"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1"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42" style:family="paragraph" style:parent-style-name="Preformatted_20_Text" style:list-style-name="L5"/>
    <style:style style:name="P43"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P44" style:family="paragraph" style:parent-style-name="Preformatted_20_Text" style:list-style-name="L5">
      <style:paragraph-properties fo:line-height="110%"/>
      <style:text-properties fo:font-size="12pt" style:font-size-asian="12pt" style:font-size-complex="12pt"/>
    </style:style>
    <style:style style:name="P45" style:family="paragraph" style:parent-style-name="Preformatted_20_Text" style:list-style-name="L5">
      <style:text-properties fo:font-size="12pt" style:font-size-asian="12pt" style:font-size-complex="12pt"/>
    </style:style>
    <style:style style:name="P46"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47"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48"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49"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aster's Thesis Proposal: Formal Theory of Communication in Concurrent ML</text:p>
      <text:p text:style-name="P22">Thomas Logan</text:p>
      <text:p text:style-name="P21"/>
      <text:p text:style-name="P21">Summary</text:p>
      <text:p text:style-name="P20"><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0"/>
      <text:p text:style-name="P21">Overview</text:p>
      <text:p text:style-name="P20"><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0"><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0"/>
      <text:p text:style-name="P18"><text:span text:style-name="T2">type</text:span><text:span text:style-name="T1"> thread_id</text:span></text:p>
      <text:p text:style-name="P19"><text:span text:style-name="T8">val</text:span> spawn<text:span text:style-name="T9">: </text:span>(unit <text:span text:style-name="T9">-&gt;</text:span> unit) -&gt; thread_id</text:p>
      <text:p text:style-name="P20"/>
      <text:p text:style-name="P20">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0"/>
      <text:p text:style-name="P19"><text:span text:style-name="T8">type</text:span> 'a chan</text:p>
      <text:p text:style-name="P19"><text:span text:style-name="T8">val</text:span> channel : unit -&gt; 'a chan</text:p>
      <text:p text:style-name="P19"><text:span text:style-name="T8">val</text:span> recv : 'a chan -&gt; 'a</text:p>
      <text:p text:style-name="P19"><text:span text:style-name="T8">val</text:span> send : ('a chan * 'a) -&gt; unit</text:p>
      <text:p text:style-name="P20"/>
      <text:p text:style-name="P20">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2"><text:span text:style-name="T8"><text:s text:c="2"/>type</text:span> serv</text:p>
      <text:p text:style-name="P12"><text:span text:style-name="T8"><text:s text:c="2"/>val</text:span><text:span text:style-name="T9"> make : unit -&gt; serv</text:span></text:p>
      <text:p text:style-name="P12"><text:span text:style-name="T8"><text:s text:c="2"/>val </text:span>call : serv * int -&gt; int</text:p>
      <text:p text:style-name="P13">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channel ()</text:p>
      <text:p text:style-name="P12"><text:span text:style-name="T8"><text:s text:c="4"/></text:span><text:span text:style-name="T8">fun</text:span> loop state = <text:span text:style-name="T8">let</text:span></text:p>
      <text:p text:style-name="P12"><text:span text:style-name="T8"><text:s text:c="4"/></text:span><text:span text:style-name="T8"><text:s text:c="2"/>val </text:span>(v, replCh) = recv reqCh</text:p>
      <text:p text:style-name="P12"><text:span text:style-name="T8"><text:s text:c="4"/>in</text:span> </text:p>
      <text:p text:style-name="P12"><text:s text:c="6"/>send (replCh, state);</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channel ()</text:p>
      <text:p text:style-name="P12"><text:span text:style-name="T8"><text:s text:c="2"/>in</text:span> </text:p>
      <text:p text:style-name="P12"><text:s text:c="4"/>send (reqCh, (v, replCh));</text:p>
      <text:p text:style-name="P12"><text:s text:c="4"/>recv replCh </text:p>
      <text:p text:style-name="P13"><text:s text:c="2"/>end</text:p>
      <text:p text:style-name="P13">end</text:p>
      <text:p text:style-name="P2">Listing 2: Implementation of servers</text:p>
      <text:p text:style-name="P24"><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4"><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0"/>
      <text:p text:style-name="P19"><text:span text:style-name="T8">type</text:span> 'a event</text:p>
      <text:p text:style-name="P19"><text:span text:style-name="T8">val</text:span> sync : 'a event -&gt; 'a</text:p>
      <text:p text:style-name="P19"><text:span text:style-name="T8">val</text:span> recvEvt : 'a chan -&gt; 'a event</text:p>
      <text:p text:style-name="P19"><text:span text:style-name="T8">val</text:span> sendEvt : 'a chan * 'a -&gt; unit event</text:p>
      <text:p text:style-name="P19"><text:span text:style-name="T8">val</text:span> choose: 'a event * 'a event -&gt; 'a event</text:p>
      <text:p text:style-name="P19"/>
      <text:p text:style-name="P19"><text:span text:style-name="T8">fun </text:span>send (ch, v) = sync (sendEvt (ch, v))</text:p>
      <text:p text:style-name="P19"><text:span text:style-name="T8">fun</text:span> recv v = sync (recvEvt v)</text:p>
      <text:p text:style-name="P20"/>
      <text:p text:style-name="P20"><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20"><text:s text:c="2"/></text:p>
      <text:p text:style-name="P19"><text:span text:style-name="T8">val</text:span> thenEvt: 'a event * ('a -&gt; 'b event) <text:s/>-&gt; 'b event</text:p>
      <text:p text:style-name="P19"/>
      <text:p text:style-name="P20">When <text:s/><text:span text:style-name="T1">thenEvt</text:span> is synchronized on, either all of its constituent events and abstractions evaluate in isolation, or none evaluate.</text:p>
      <text:p text:style-name="P20"/>
      <text:p text:style-name="P20"><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20"><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3">val <text:span text:style-name="T9">server = Serv.make ()</text:span></text:p>
      <text:p text:style-name="P14"><text:span text:style-name="T8">val</text:span> _ = spawn (fn () =&gt; Serv.call (server, 35))</text:p>
      <text:p text:style-name="P14"><text:span text:style-name="T8">val</text:span> _ = spawn (fn () =&gt; </text:p>
      <text:p text:style-name="P6"><text:tab/><text:tab/><text:tab/> <text:s/>Serv.call (server, 12); </text:p>
      <text:p text:style-name="P14"><text:s text:c="2"/>Serv.call (server, 13)</text:p>
      <text:p text:style-name="P14">)</text:p>
      <text:p text:style-name="P14"><text:span text:style-name="T8">val</text:span> _ = spawn (fn () =&gt; Serv.call (server, 81))</text:p>
      <text:p text:style-name="P14"><text:span text:style-name="T8">val</text:span> _ = spawn (fn () =&gt; Serv.call (server, 44))</text:p>
      <text:p text:style-name="P17"/>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0"><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0"/>
      <text:p text:style-name="P16"><text:span text:style-name="T3">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text:span text:style-name="T17">FanIn.</text:span>channel()</text:p>
      <text:p text:style-name="P12"><text:span text:style-name="T8"><text:s text:c="4"/></text:span><text:span text:style-name="T8">fun</text:span> loop state = <text:span text:style-name="T8">let</text:span></text:p>
      <text:p text:style-name="P12"><text:span text:style-name="T8"><text:s text:c="6"/>val </text:span>(v, replCh) = <text:span text:style-name="T17">FanIn.</text:span>recv reqCh</text:p>
      <text:p text:style-name="P12"><text:span text:style-name="T8"><text:s text:c="4"/>in</text:span> </text:p>
      <text:p text:style-name="P12"><text:s text:c="6"/><text:span text:style-name="T17">OneShot.</text:span><text:span text:style-name="T18">send (replCh, state)</text:span>;</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text:span text:style-name="T17">OneShot</text:span>.channel ()</text:p>
      <text:p text:style-name="P12"><text:span text:style-name="T8"><text:s text:c="2"/>in</text:span> </text:p>
      <text:p text:style-name="P12"><text:s text:c="4"/><text:span text:style-name="T17">FanIn.</text:span>send (reqCh, (v, replCh));</text:p>
      <text:p text:style-name="P12"><text:s text:c="4"/><text:span text:style-name="T17">OneShot.</text:span>recv replCh </text:p>
      <text:p text:style-name="P13"><text:s text:c="2"/>end</text:p>
      <text:p text:style-name="P13">end</text:p>
      <text:p text:style-name="P13"/>
      <text:p text:style-name="P20">Without a static analysis to check the usage of the special channels, one could inadvertently use a one-shot channel for a channel that has multiple senders, resulting in runtime behavior inconsistent with the general semantics of channel synchronization.</text:p>
      <text:p text:style-name="P20"><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20"/>
      <text:p text:style-name="P20"><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0"><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0"><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0"/>
      <text:list xml:id="list5682601554602003735" text:style-name="L1">
        <text:list-item>
          <text:p text:style-name="P31">let</text:p>
        </text:list-item>
        <text:list-item>
          <text:p text:style-name="P34"><text:s text:c="2"/><text:span text:style-name="T8">val</text:span> w = 4</text:p>
        </text:list-item>
        <text:list-item>
          <text:p text:style-name="P34"><text:s text:c="2"/><text:span text:style-name="T8">val</text:span> x = ref 1</text:p>
        </text:list-item>
        <text:list-item>
          <text:p text:style-name="P34"><text:s text:c="2"/><text:span text:style-name="T8">val</text:span> y = ref 2</text:p>
        </text:list-item>
        <text:list-item>
          <text:p text:style-name="P34"><text:s text:c="2"/><text:span text:style-name="T8">val</text:span> z = (!x + 1) + (!y + 2) + (w - 3); </text:p>
        </text:list-item>
        <text:list-item>
          <text:p text:style-name="P34"><text:s text:c="2"/><text:span text:style-name="T8">val</text:span> w = 1</text:p>
        </text:list-item>
        <text:list-item>
          <text:p text:style-name="P31">in</text:p>
        </text:list-item>
        <text:list-item>
          <text:p text:style-name="P34"><text:s text:c="2"/>y := 0;</text:p>
        </text:list-item>
        <text:list-item>
          <text:p text:style-name="P34"><text:s text:c="2"/>(!y + 2) - (!x + 1) * (w – 3)</text:p>
        </text:list-item>
        <text:list-item>
          <text:p text:style-name="P31">end</text:p>
        </text:list-item>
      </text:list>
      <text:p text:style-name="P20"><text:tab/></text:p>
      <text:p text:style-name="P20">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0"><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20"/>
      <text:list xml:id="list3023338868459275808" text:style-name="L2">
        <text:list-item>
          <text:p text:style-name="P37"><text:span text:style-name="T2">let</text:span><text:span text:style-name="T1"> </text:span></text:p>
        </text:list-item>
        <text:list-item>
          <text:p text:style-name="P37"><text:span text:style-name="T1"><text:s text:c="2"/></text:span><text:span text:style-name="T2">val</text:span><text:span text:style-name="T1"> x = 1 <text:s text:c="3"/></text:span></text:p>
        </text:list-item>
        <text:list-item>
          <text:p text:style-name="P37"><text:span text:style-name="T1"><text:s text:c="2"/></text:span><text:span text:style-name="T2">val</text:span><text:span text:style-name="T1"> y = 2</text:span></text:p>
        </text:list-item>
        <text:list-item>
          <text:p text:style-name="P37"><text:span text:style-name="T1"><text:s text:c="2"/></text:span><text:span text:style-name="T2">val</text:span><text:span text:style-name="T1"> z = ref (4 * 73)</text:span></text:p>
        </text:list-item>
        <text:list-item>
          <text:p text:style-name="P37"><text:span text:style-name="T1"><text:s text:c="2"/></text:span><text:span text:style-name="T2">val</text:span><text:span text:style-name="T1"> x = 4</text:span></text:p>
        </text:list-item>
        <text:list-item>
          <text:p text:style-name="P37"><text:span text:style-name="T2">in</text:span><text:span text:style-name="T1"> </text:span></text:p>
        </text:list-item>
        <text:list-item>
          <text:p text:style-name="P35"><text:s text:c="2"/>z := 1; </text:p>
        </text:list-item>
        <text:list-item>
          <text:p text:style-name="P35"><text:s text:c="2"/>x * !z</text:p>
        </text:list-item>
        <text:list-item>
          <text:p text:style-name="P32">end</text:p>
        </text:list-item>
      </text:list>
      <text:p text:style-name="P20"/>
      <text:p text:style-name="P20"><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0"><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0"/>
      <text:list xml:id="list8077595683794516504" text:style-name="L3">
        <text:list-item>
          <text:p text:style-name="P38"><text:span text:style-name="T2">let</text:span><text:span text:style-name="T1"> </text:span></text:p>
        </text:list-item>
        <text:list-item>
          <text:p text:style-name="P38"><text:span text:style-name="T1"><text:s text:c="2"/></text:span><text:span text:style-name="T2">val</text:span><text:span text:style-name="T1"> f = </text:span><text:span text:style-name="T2">fn</text:span><text:span text:style-name="T1"> x =&gt; x 1</text:span></text:p>
        </text:list-item>
        <text:list-item>
          <text:p text:style-name="P38"><text:span text:style-name="T1"><text:s text:c="2"/></text:span><text:span text:style-name="T2">val</text:span><text:span text:style-name="T1"> g = </text:span><text:span text:style-name="T2">fn</text:span><text:span text:style-name="T1"> y =&gt; y + 2</text:span></text:p>
        </text:list-item>
        <text:list-item>
          <text:p text:style-name="P38"><text:span text:style-name="T1"><text:s text:c="2"/></text:span><text:span text:style-name="T2">val</text:span><text:span text:style-name="T1"> h = </text:span><text:span text:style-name="T2">fn</text:span><text:span text:style-name="T1"> z =&gt; z + 3</text:span></text:p>
        </text:list-item>
        <text:list-item>
          <text:p text:style-name="P38"><text:span text:style-name="T2">in</text:span><text:span text:style-name="T1"> </text:span></text:p>
        </text:list-item>
        <text:list-item>
          <text:p text:style-name="P36"><text:s text:c="2"/>(f g) + (f h)</text:p>
        </text:list-item>
        <text:list-item>
          <text:p text:style-name="P33">end</text:p>
        </text:list-item>
      </text:list>
      <text:p text:style-name="P20"/>
      <text:p text:style-name="P20"><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20"><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0"/>
      <text:p text:style-name="P20"><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0"><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0"><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20"/>
      <text:p text:style-name="P20"><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0"><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0"><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0"/>
      <text:p text:style-name="P26"><text:span text:style-name="T8">datatype</text:span> 'a list = Nil | Cons 'a "'a list"</text:p>
      <text:p text:style-name="P26"/>
      <text:p text:style-name="P29"><text:span text:style-name="T8">inductive</text:span> sorted :: "('a ⇒ 'a ⇒ bool) ⇒ 'a list ⇒ bool" where</text:p>
      <text:p text:style-name="P29"><text:s text:c="2"/>Nil : "sorted P Nil" |</text:p>
      <text:p text:style-name="P29"><text:s text:c="2"/>Single : "sorted P (Cons x Nil)" |</text:p>
      <text:p text:style-name="P29"><text:s text:c="2"/>Cons : "P x y ⟹ sorted P (Cons y ys) ⟹ sorted P (Cons x (Cons y ys))"</text:p>
      <text:p text:style-name="P20"/>
      <text:p text:style-name="P20">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0"/>
      <text:p text:style-name="P27">datatype<text:span text:style-name="T9"> nat = Z | S nat </text:span></text:p>
      <text:p text:style-name="P27"/>
      <text:p text:style-name="P27">inductive<text:span text:style-name="T9"> lte :: “nat =&gt; nat =&gt; bool” </text:span>where</text:p>
      <text:p text:style-name="P28"><text:s text:c="2"/>Eq : “lte n n” |</text:p>
      <text:p text:style-name="P28"><text:s text:c="2"/>Lt : “lte n1 n2 ==&gt; lte n1 (S n2)”</text:p>
      <text:p text:style-name="P27"/>
      <text:p text:style-name="P27">theorem<text:span text:style-name="T9"> “</text:span></text:p>
      <text:p text:style-name="P28"><text:s text:c="2"/>sorted lte (Cons (Z) (Cons (S Z) (Cons (S Z) (Cons (S (S (S Z))) Nil))))</text:p>
      <text:p text:style-name="P28">”</text:p>
      <text:p text:style-name="P27"><text:s/>apply<text:span text:style-name="T9"> (rule Cons)</text:span></text:p>
      <text:p text:style-name="P27"><text:s text:c="2"/>apply<text:span text:style-name="T9"> (rule Lt)</text:span></text:p>
      <text:p text:style-name="P27"><text:s text:c="2"/>apply<text:span text:style-name="T9"> (rule Eq)</text:span></text:p>
      <text:p text:style-name="P27"><text:s/>apply<text:span text:style-name="T9"> (rule Cons)</text:span></text:p>
      <text:p text:style-name="P27"><text:s text:c="2"/>apply<text:span text:style-name="T9"> (rule Eq)</text:span></text:p>
      <text:p text:style-name="P27"><text:s/>apply<text:span text:style-name="T9"> (rule Cons)</text:span></text:p>
      <text:p text:style-name="P27"><text:s text:c="2"/>apply<text:span text:style-name="T9"> (rule Lt)</text:span></text:p>
      <text:p text:style-name="P27"><text:s text:c="2"/>apply<text:span text:style-name="T9"> (rule Lt)</text:span></text:p>
      <text:p text:style-name="P27"><text:s text:c="2"/>apply<text:span text:style-name="T9"> (rule Eq)</text:span></text:p>
      <text:p text:style-name="P27"><text:s/>apply<text:span text:style-name="T9"> (rule Single)</text:span></text:p>
      <text:p text:style-name="P27">done</text:p>
      <text:p text:style-name="P20"/>
      <text:p text:style-name="P20">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5"/>
      <text:p text:style-name="P12"><text:span text:style-name="T14">definition</text:span><text:span text:style-name="T15"> True :: bool </text:span><text:span text:style-name="T14">where</text:span><text:span text:style-name="T15"> </text:span></text:p>
      <text:p text:style-name="P15"><text:s text:c="2"/>"True ≡ ((λx::bool. x) = (λx. x))"</text:p>
      <text:p text:style-name="P15"/>
      <text:p text:style-name="P12"><text:span text:style-name="T14">definition</text:span><text:span text:style-name="T15"> False :: bool </text:span><text:span text:style-name="T14">where</text:span><text:span text:style-name="T15"> </text:span></text:p>
      <text:p text:style-name="P15"><text:s text:c="2"/>"False ≡ (∀P. P)"</text:p>
      <text:p text:style-name="P30"/>
      <text:p text:style-name="P21">Hypothesis</text:p>
      <text:p text:style-name="P20"><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1"/>
      <text:p text:style-name="P21">Evaluation</text:p>
      <text:p text:style-name="P21"><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2"/>
      <text:p text:style-name="P21">Architecture</text:p>
      <text:p text:style-name="P20"><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20"><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0"><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0"/>
      <text:p text:style-name="P20"/>
      <text:p text:style-name="P20"/>
      <text:p text:style-name="P21">Implementation</text:p>
      <text:p text:style-name="P21"/>
      <text:p text:style-name="P22"><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2"/>
      <text:p text:style-name="P22"/>
      <text:p text:style-name="P10">ManyToMany Channel </text:p>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11"><text:tab/></text:p>
      <text:p text:style-name="P22"/>
      <text:p text:style-name="P22"/>
      <text:p text:style-name="P10">FanOut Channel </text:p>
      <text:p text:style-name="P11"><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1">The implementation of fan-in channels is very similar to that of fan-out channels.</text:p>
      <text:p text:style-name="P11"/>
      <text:p text:style-name="P10">OneToOne Channel</text:p>
      <text:p text:style-name="P11"><text:tab/>a one-to-one channel can also be in one of three possible states, but there is no associated lock. Additional, none of the states are associated with queues. <text:s/>Instead, there is a possible state of a thread <text:soft-page-break/>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oft-page-break/><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processe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48">Suppose structure Chan is a general implementation of communication, and OneToOneChan is a specialized implementation of communication; if channel c is one-to-one, </text:p>
      <text:p text:style-name="P48">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xt:soft-page-break/>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means</text:p>
      <text:p text:style-name="P11"/>
      <text:p text:style-name="P11"><text:span text:style-name="T13">if variable x is statically determined to be a channel with one-to-one communication topology in program p, then for all states v if p evaluates to v, then all channels created with binding x have one-to-one topology in program p's evaluation to state v.</text:span></text:p>
      <text:p text:style-name="P49"/>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1"><text:span text:style-name="T13">if program p statically evaluates to abstract values in W, and <text:s/>variable x is statically determined to be a channel with one-to-one communication topology in program p with abstract values W, then </text:span></text:p>
      <text:p text:style-name="P11"><text:span text:style-name="T13">if variable x is statically determined to be a channel with one-to-one communication topology in program p, then for all states v where p evaluates to v, all channels created with binding x have one-to-one topology in program p's evaluation to state v.</text:span></text:p>
      <text:p text:style-name="P11"><text:tab/></text:p>
      <text:p text:style-name="P22">Factoring out the static evaluation from communication topology classification, not only gives a nice symmetry with the runtime evaluation, but also emphasizes the importance of the describing abstract values, common to all communication topologies. </text:p>
      <text:p text:style-name="P22"/>
      <text:p text:style-name="P22"/>
      <text:p text:style-name="P10">Formal Objectives</text:p>
      <text:p text:style-name="P22">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2"/>
      <text:p text:style-name="P21">Syntax</text:p>
      <text:p text:style-name="P22"><text:tab/>The syntax of the language of programs is in a very restricted ANF form, which can be viewed <text:soft-page-break/>as an intermediate representation. <text:s/>It consists of variables and three other mutually dependent parts. <text:s/>An expression has one of two forms. <text:s/>Either it can be a let-binding followed by an expression, or it can be a result variable. <text:s/>A bind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bind in order to concisely define certain relations on just those constructs.</text:p>
      <text:p text:style-name="P22"/>
      <text:p text:style-name="P41">datatype var = Var string</text:p>
      <text:p text:style-name="P41"/>
      <text:p text:style-name="P41">datatype exp = </text:p>
      <text:p text:style-name="P41"><text:s text:c="2"/>Let var bind exp |</text:p>
      <text:p text:style-name="P41"><text:s text:c="2"/>Result var</text:p>
      <text:p text:style-name="P41"/>
      <text:p text:style-name="P41">and bind = </text:p>
      <text:p text:style-name="P41"><text:s text:c="2"/>Unit |</text:p>
      <text:p text:style-name="P41"><text:s text:c="2"/>Chan |</text:p>
      <text:p text:style-name="P41"><text:s text:c="2"/>Prim prim |</text:p>
      <text:p text:style-name="P41"><text:s text:c="2"/>Spawn exp |</text:p>
      <text:p text:style-name="P41"><text:s text:c="2"/>Sync var |</text:p>
      <text:p text:style-name="P41"><text:s text:c="2"/>Fst var |</text:p>
      <text:p text:style-name="P41"><text:s text:c="2"/>Snd var |</text:p>
      <text:p text:style-name="P41"><text:s text:c="2"/>Case var var exp var exp |</text:p>
      <text:p text:style-name="P41"><text:s text:c="2"/>App var var</text:p>
      <text:p text:style-name="P41"/>
      <text:p text:style-name="P41">and prim = </text:p>
      <text:p text:style-name="P41"><text:s text:c="2"/>SendEvt var var |</text:p>
      <text:p text:style-name="P41"><text:s text:c="2"/>RecvEvt var |</text:p>
      <text:p text:style-name="P41"><text:s text:c="2"/>Pair var var |</text:p>
      <text:p text:style-name="P41"><text:s text:c="2"/>Left var |</text:p>
      <text:p text:style-name="P41"><text:s text:c="2"/>Right var |</text:p>
      <text:p text:style-name="P41"><text:s text:c="2"/>Abs var var exp</text:p>
      <text:p text:style-name="P41"/>
      <text:p text:style-name="P22"/>
      <text:p text:style-name="P21">Dynamic Semantics</text:p>
      <text:p text:style-name="P22"><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value is either the unit value, a channel instance, or a closure consisting of a primitive with an <text:soft-page-break/>environment that maps variables to further values. <text:s/>A continuation frame is composed of a variable, yet to be bound, an expression that may refer to the variable, and an environment mapping variables in the expression to their bound values. <text:s/>A continuation stack is a stack of continuation frames. <text:s/>A state consists of an expression, yet to be evaluated, an environment containing at the values of variables bound before the state's expression, and a continuation stack.</text:p>
      <text:p text:style-name="P22"><text:tab/>The sequential step predicate asserts that a state takes a single deterministic step in evaluation. The predicate is defined to hold by the inference rules listed in [Figure ?]. <text:s/>The Result rule says that a state containing a Result expression and a nonempty continuation stack steps to a state containing an expression from the first frame on the continuation stack. <text:s/>The unbound frame variable becomes bound to the value bound to the Result variable, and the remainder of the continuation stack becomes new continuation stack. <text:s/>The Let_Unit rule says that a state consisting of a Let expression with a variable binding to the unit literal, steps to a state containing the Let expression's next expression with Let binding variable bound to the unit value. <text:s/>The Let_Fst rule says that a state consisting of a Let expression with variable binding to a Fst bindee, steps to a state containing the Let expression's next expression, with the Let binding variable bound to a new value, that which is the first value of the pair value bound to the Fst bindee's variable. <text:s/>The Let_Snd rule is similar. <text:s/>The Let_Case_Left rule says that a state consisting of a Let expression with a variable binding to a Case bindee steps to the left expression of the Case bindee, with the Left binding variable bound in the expression to the value within a Left value, that which is bound to the Case binding variable. <text:s/>The continuation stack is updated with a frame containing the Let binding variable and the Let expression's next expression, along with the original environment. <text:s/>The Let_Case_Right rule is similar. <text:s/>The Let_App rule says that a state consisting of a Let expression with a variable binding to a function application steps a state containing the expression in the body of the function abstraction, along with function parameter bound to the function abstraction itself, and the abstraction's input parameter bound to value of the application argument. <text:s/>As with Let_Case_Left, and Let_Case_Right, the stack is updated with a frame containing the Let binding variable and the Let expression's next expression, along with the original environment.</text:p>
      <text:p text:style-name="P22"><text:s/><text:tab/>A thread pool is a mapping from control paths to states, where is control path abstractly represents the steps taken up to the state it points to. <text:s/>The leaf predicate asserts that a control path exists in a thread pool and is not a prefix of any other control path in the thread pool.</text:p>
      <text:p text:style-name="P22"><text:tab/>The concurrent step predicate asserts that a thread pool takes a nondeterministic step in evaluation. <text:s/>The Seq_Step_Down rule says that a thread pool may step to the same thread pool updated with an existing leaf path extended with a Down control label mapping to a new state; <text:s/>The existing control path leads to a state with a Result expression and a nonempty continuation stack. <text:s/>The front continuation frame contains the variable of the Down control <text:s/>label, and the state sequentially steps to the new state of the thread pool. <text:s/>The Seq_Step rule says that a thread pool may step to the same thread pool updated with an existing leaf path extended with a Seq control label mapping to a new state. <text:s/>The existing path leads to a state with a Let expression, where the Let binding variable is that of the Seq <text:soft-page-break/>control label, and the state sequentially steps to the new state of the thread pool, with the continuation unchanged. <text:s text:c="2"/>The Seq_Step_Up rule says that a thread pool may step to the same thread pool updated with an existing leaf path extended with an Up control label mapping to a new state. <text:s/>The existing path leads to a state containing a Let expression. <text:s/>The Let binding variable is that of the Up control label, and the state sequentially steps to a new state with a new frame added to the continuation stack. <text:s/>The frame consists of the original state's Let binding variable, the Let expression's next expression and the environment. <text:s/>The existing state sequentially steps to the new state of the thread pool. <text:s/>The Let_Chan rule states that a thread pool steps to the same thread pool updated with a an existing leaf path extended with a Seq control label mapping to a state. <text:s/>The existing path leads to a state consisting of a Let expression binding to channel generation. <text:s/>The Let binding variable is that of the Seq control label, and the thread pool's new state consists of the Let expression's next expression with the Let binding variable bound to a new channel value with an identity constructed from the existing path and the binding variable. <text:s/>The Let_Spawn rule states that a thread pool may step to the same thread pool updated with two new paths mapping to two new states. <text:s/>One path consists of an existing leaf path extended with a Seq control label, and the other consists of a the same path extend with a Spawn control label. <text:s/>The existing path leads to a state containing a Let expression binding with a Spawn bindee. <text:s/>The new state associated with the Spawn control label consists of the Spawn bindee's expression, the existing state's environment, and an empty continuation stack. <text:s/>The new state associated with <text:s/>the Seq control label consists of the Let expression's next expression, the original environment updated with the Let binding variable mapped to the unit value, and the same continuation stack. <text:s/>The Let_Sync rule says that a thread pool steps to the same thread pool updated with two new paths mapping to two new states. <text:s/>One new path is an extension of an existing leaf path that points to an expression with a binding to a sync on a variable bound to a send event. <text:s/>The new state associated with the extended path consists of the Let expression's next expression and the Let binding variable bound to the unit value, and unchanged continuation stack. <text:s/>The other new path is an extension of an existing leaf path that points to an expression with a binding to a sync on a variable bound to a receive event. <text:s/>The new path is associated with a new state containing the Let expressions's next expression, the Let binding variable bound to the value of of the send event's message, and an unchanged continuation stack. <text:s/>The channel variables of both events are bound to the same channel.</text:p>
      <text:p text:style-name="P22"><text:tab/>The star predicate is defined by two inference rules. <text:s/>The Refl rule says that star holds for a binary predicate and two identical terms that could be arguments for the predicate. <text:s/>The Step rule says that star holds for a binary predicate and two terms, where the predicate holds for the first term and an intermediate term, and star holds for the predicate the intermediate term and the second term. <text:s/>The multi concurrent step predicate is simply the star predicate partially applied to the concurrent step predicate.</text:p>
      <text:p text:style-name="P22"/>
      <text:p text:style-name="P22"/>
      <text:p text:style-name="P21"><text:soft-page-break/>Static Semantics</text:p>
      <text:p text:style-name="P22"><text:tab/>The static semantics describes an imprecise range of values associated with variables in a program during any step of the program's evaluation. <text:s/>Abstract values are used to represent a range of concrete values. <text:s/>An abstract value is either an abstract channel identified by a variable, <text:s/>an abstract unit value, which is just as precise as its concrete counterpart, or an abstract primitive, which represents the range of closures over that primitive. <text:s/>The abstract value environment is a mapping from variables to sets of abstract values. <text:s/>The result variable function determines the variable of a Result expression or determines the result variable of a Let expression's next expression.</text:p>
      <text:p text:style-name="P22"><text:tab/>The accept predicate asserts that two abstract value environments represent value associations of a program. <text:s/>The first abstract value environment V maps variables in the program to values, which they bind to, including Let bindings, Case bindings, and abstraction bindings. <text:s/>The second abstract value environment C maps variables to the values sent as messages over channels that are abstractly identified by the variables. <text:s/>The Result rule says that any two abstract value environments accept a Result expression. <text:s/>Since there are no bindings and no mention of channels in a Result expression, any binding environment and any message environment contains all values for the expression vacuously. <text:s/>The Let_Unit rule says that two abstract environments accepts a Let expression with a binding to the unit literal, where the binding environment maps the binding variable to the abstract unit value, and the abstract value environments accept the Let expression's next expression. <text:s/>The rules for Let_Chan, Let_Send_Evt, Let_Recv_Evt, Let_Pair, Let_Left, Let_Right are similar. <text:s/>The Let_Abs rule says that two abstract environments accept a Let expression with a binding to a function abstraction, where the function parameter of the function abstraction maps to the abstract value of the function abstraction, and the abstract value environments also accept the expression in the body of the function abstraction. <text:s/>Additionally, the Let binding variable also maps to the abstract value of the function abstraction, and like previous rules, the abstract value environments accept the Let expression's next expression. <text:s/>The Let_Spawn rule says that two abstract value environments accept a Let expression with binding to a Spawn bindee, where the the Let binding variable maps to the abstract unit value in the abstract value binding environment, and the two abstract value environments accept both the expression within the Spawn bindee and the Let expression's next expression. <text:s/>The Let_Sync rule says that two abstract value environments accept a Let expression with binding to a synchronization. <text:s/>For all abstract send event values bound to the Sync's variable, and all abstract channel values of the abstract send event values, the abstract values of the send events' message variables are also bound to the abstract channel identifier in the message binding environment. <text:s/>Additionally, the Let binding variable is bound to the abstract unit value. <text:s/>For all abstract receive event values bound to the Sync's variable, and all abstract channels of the abstract receive event values, the message abstract value of the channel identifier is also bound to the the Let binding's variable in the binding abstract value environment.</text:p>
      <text:p text:style-name="P21">Dynamic Communication Topology Classification</text:p>
      <text:p text:style-name="P21">Static Communication Topology Classification </text:p>
      <text:p text:style-name="P21"><text:soft-page-break/></text:p>
      <text:p text:style-name="P22"/>
      <text:p text:style-name="P21">References</text:p>
      <text:list xml:id="list7903075810933484638" text:style-name="L5">
        <text:list-item>
          <text:p text:style-name="P43">Donnelly, K. and Fluet, M. Transactional events. ACM SIGPLAN Notices 2006, 41(9), pp.124-135.</text:p>
        </text:list-item>
        <text:list-item>
          <text:p text:style-name="P44">Flanagan C., Sabry A., Duba B.F., Felleisen M. The Essence of Compiling with Continuations. In ACM SIGPLAN Notices; 1993 Aug 1 (Vol. 28, No. 6, pp. 237-247). ACM.</text:p>
        </text:list-item>
        <text:list-item>
          <text:p text:style-name="P43">Fluet, M. A type-and control-flow analysis for System F. In Symposium on Implementation and Application of Functional Languages (pp. 122-139). 2012 August. Springer, Berlin, Heidelberg.</text:p>
        </text:list-item>
        <text:list-item>
          <text:p text:style-name="P44">Matichuk D., Murray T., Wenzel M. Eisbach: A Proof Method Language for Isabelle. Journal of Automated Reasoning. 2016 Mar 1;56(3):261-82.</text:p>
        </text:list-item>
        <text:list-item>
          <text:p text:style-name="P44">Nielson F., Nielson H.R., Hankin C. Principles of program analysis. Springer; 2015 Feb 27.</text:p>
        </text:list-item>
        <text:list-item>
          <text:p text:style-name="P44">Nipkow T, Klein G. Concrete Semantics: With Isabelle/HOL. Springer; 2014 Dec 3.</text:p>
        </text:list-item>
        <text:list-item>
          <text:p text:style-name="P44">Paulson L.C., Nipkow T. Isabelle Tutorial and User’s Manual. University of Cambridge, Computer Laboratory; 1990.</text:p>
        </text:list-item>
        <text:list-item>
          <text:p text:style-name="P44">Reppy, J.H. Concurrent Programming in ML. Cambridge University Press; 2007 Sep 14.</text:p>
        </text:list-item>
        <text:list-item>
          <text:p text:style-name="P43">Reppy, J. H. CML: A Higher-Order Concurrent Language. In PLDI’91, New York, NY, June 1991. ACM, pp. 293–305. </text:p>
        </text:list-item>
        <text:list-item>
          <text:p text:style-name="P43">Reppy, J., Russo, C.V. and Xiao, Y. Parallel concurrent ML. In ACM SIGPLAN Notices 2009 August (Vol. 44, No. 9, pp. 257-268). ACM.</text:p>
        </text:list-item>
        <text:list-item>
          <text:p text:style-name="P44">Reppy J, Xiao Y. Specialization of CML message-passing primitives. In ACM SIGPLAN Notices 2007 Jan 17 (Vol. 42, No. 1, pp. 315-326). ACM.</text:p>
        </text:list-item>
        <text:list-item>
          <text:p text:style-name="P44">Reppy, J. Type-sensitive control-flow analysis. In ML ’06, New York, NY, September 2006. ACM, pp. 74–83. </text:p>
        </text:list-item>
        <text:list-item>
          <text:p text:style-name="P45">Shivers, O. Control-flow analysis of higher-order languages. PhD dissertation, Carnegie Mellon University, 1991.</text:p>
        </text:list-item>
        <text:list-item>
          <text:p text:style-name="P45">Wenzel M. The Isabelle/Isar Reference Manual.</text:p>
        </text:list-item>
        <text:list-item>
          <text:p text:style-name="P45">Wenzel M, Haftmann F, Paulson L. The Isabelle/Isar Implementation.</text:p>
        </text:list-item>
        <text:list-item>
          <text:p text:style-name="P45">Xiao, Y. Toward optimization of Concurrent ML. Master’s dissertation, University of Chicago, December 2005. </text:p>
        </text:list-item>
        <text:list-item>
          <text:p text:style-name="P42"><text:a xlink:type="simple" xlink:href="http://isabelle.in.tum.de/" text:style-name="Internet_20_link" text:visited-style-name="Visited_20_Internet_20_Link"><text:span text:style-name="T19">http://isabelle.in.tum.de/</text:span></text:a></text:p>
        </text:list-item>
        <text:list-item>
          <text:p text:style-name="P45">Serrano, M. Control flow analysis: a functional languages compilation paradigm. In <text:span text:style-name="T12">SAC ’95: Proceedings of the 1995 ACM symposium on Applied Computing</text:span>, New York, NY, 1995. ACM, pp. 118–122. </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5T10:37:11</dc:date>
    <dc:creator>Thomas Logan</dc:creator>
    <meta:generator>OpenOffice/4.1.3$Unix OpenOffice.org_project/413m1$Build-9783</meta:generator>
    <meta:editing-duration>P34DT11H18M49S</meta:editing-duration>
    <meta:editing-cycles>573</meta:editing-cycles>
    <meta:document-statistic meta:table-count="0" meta:image-count="0" meta:object-count="0" meta:page-count="22" meta:paragraph-count="268" meta:word-count="9610" meta:character-count="58853"/>
  </office:meta>
</office:document-meta>
</file>